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automatic-styles>
    <style:style style:name="P1" style:family="paragraph" style:parent-style-name="Standard"/>
  </office:automatic-styles>
  <office:body>
    <office:text>
      <text:h text:style-name="Heading" xml:id="intro">Multiple things at once...</text:h>
      <text:p>
	This example document allows many things to be in scope at
	once. So, for example, two event times are in scope at the
	same time. This situation might arise when one has two pieces
	of semantic information for which one is more specific than
	the other. Consider for example a meeting with multiple
	locations, one might like to highlight the paragraph with the
	building that the meeting is to take place in and the specific
	talks in that event with their room information. Likewise, the
	whole meeting time frame might be associated with the section
	of a document while specific meetings will have more fine
	grained temporal information.
      </text:p>
      <text:p xml:id="widetime">
	This paragraph has a time associated. The next reference to wing-b will
	be also be associated with more specific time information and a location.
	Let's meet in <text:meta xml:id="wingb">Wing-B at 11am</text:me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7-12T22:24:15</meta:creation-date>
    <meta:document-statistic meta:table-count="0" meta:image-count="0" meta:object-count="0" meta:page-count="1" meta:paragraph-count="1" meta:word-count="2" meta:character-count="12"/>
    <dc:date>2011-07-12T22:25:12</dc:date>
    <meta:editing-duration>PT00H00M57S</meta:editing-duration>
    <meta:editing-cycles>1</meta:editing-cycles>
    <meta:generator>handcrafted</meta:generator>
  </office:meta>
</office:document-meta>
</file>